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106">
      <number:scientific-number number:decimal-places="2" number:min-decimal-places="2" number:min-integer-digits="1" number:min-exponent-digits="2" number:exponent-interval="3" number:forced-exponent-sign="true"/>
    </number:number-style>
    <style:style style:name="ce1" style:family="table-cell" style:parent-style-name="Default" style:data-style-name="N81"/>
    <style:style style:name="ce2" style:family="table-cell" style:parent-style-name="Default" style:data-style-name="N107">
      <style:text-properties fo:font-weight="normal" style:font-weight-asian="normal" style:font-weight-complex="normal"/>
    </style:style>
    <style:style style:name="ce3" style:family="table-cell" style:parent-style-name="Default" style:data-style-name="N107"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6"/>
    <style:style style:name="ce6" style:family="table-cell" style:parent-style-name="Default" style:data-style-name="N106">
      <style:text-properties fo:font-weight="bold" style:font-weight-asian="bold" style:font-weight-complex="bold"/>
    </style:style>
    <style:style style:name="ce7" style:family="table-cell" style:parent-style-name="Default" style:data-style-name="N107"/>
    <style:style style:name="ce8" style:family="table-cell" style:parent-style-name="Default" style:data-style-name="N108"/>
    <style:style style:name="ce9" style:family="table-cell" style:parent-style-name="Default" style:data-style-name="N108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1" table:number-columns-repeated="4" table:default-cell-style-name="ce5"/>
        <table:table-column table:style-name="co1" table:number-columns-repeated="6" table:default-cell-style-name="Default"/>
        <table:table-column table:style-name="co1" table:default-cell-style-name="ce8"/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Vout</text:p>
          </table:table-cell>
          <table:table-cell table:number-columns-repeated="2"/>
          <table:table-cell office:value-type="string" calcext:value-type="string">
            <text:p>Vcc</text:p>
          </table:table-cell>
          <table:table-cell table:style-name="ce4" office:value-type="string" calcext:value-type="string">
            <text:p>R25</text:p>
          </table:table-cell>
          <table:table-cell table:style-name="ce4" office:value-type="string" calcext:value-type="string">
            <text:p>R26</text:p>
          </table:table-cell>
          <table:table-cell table:style-name="ce4" office:value-type="string" calcext:value-type="string">
            <text:p>R29</text:p>
          </table:table-cell>
          <table:table-cell table:style-name="ce4" office:value-type="string" calcext:value-type="string">
            <text:p>R30</text:p>
          </table:table-cell>
          <table:table-cell table:style-name="ce4" office:value-type="string" calcext:value-type="string">
            <text:p>Vh</text:p>
          </table:table-cell>
          <table:table-cell table:style-name="ce4" office:value-type="string" calcext:value-type="string">
            <text:p>Vl</text:p>
          </table:table-cell>
          <table:table-cell table:style-name="ce4" office:value-type="string" calcext:value-type="string">
            <text:p>Vhh nominal</text:p>
          </table:table-cell>
          <table:table-cell office:value-type="string" calcext:value-type="string">
            <text:p>1,1*Vh</text:p>
          </table:table-cell>
          <table:table-cell office:value-type="string" calcext:value-type="string">
            <text:p>Vhh +10%</text:p>
          </table:table-cell>
          <table:table-cell office:value-type="string" calcext:value-type="string">
            <text:p>Vhh – 5%</text:p>
          </table:table-cell>
          <table:table-cell table:style-name="Default" office:value-type="string" calcext:value-type="string">
            <text:p>Vll – 5%</text:p>
          </table:table-cell>
        </table:table-row>
        <table:table-row table:style-name="ro1">
          <table:table-cell table:style-name="ce1" office:value-type="float" office:value="100000" calcext:value-type="float">
            <text:p>1,00E+05</text:p>
          </table:table-cell>
          <table:table-cell table:style-name="ce1" office:value-type="float" office:value="3300" calcext:value-type="float">
            <text:p>3,30E+03</text:p>
          </table:table-cell>
          <table:table-cell office:value-type="float" office:value="178.5" calcext:value-type="float">
            <text:p>178,5</text:p>
          </table:table-cell>
          <table:table-cell table:style-name="ce2" table:formula="of:=[.C2]/([.A2]+[.B2])*[.B2]" office:value-type="float" office:value="5.70232333010649" calcext:value-type="float">
            <text:p>5,702</text:p>
          </table:table-cell>
          <table:table-cell/>
          <table:table-cell office:value-type="string" calcext:value-type="string">
            <text:p>puvodni</text:p>
          </table:table-cell>
          <table:table-cell office:value-type="float" office:value="12" calcext:value-type="float">
            <text:p>12</text:p>
          </table:table-cell>
          <table:table-cell office:value-type="float" office:value="47000" calcext:value-type="float">
            <text:p>47,00E+03</text:p>
          </table:table-cell>
          <table:table-cell office:value-type="float" office:value="22000" calcext:value-type="float">
            <text:p>22,00E+03</text:p>
          </table:table-cell>
          <table:table-cell office:value-type="float" office:value="47000" calcext:value-type="float">
            <text:p>47,00E+03</text:p>
          </table:table-cell>
          <table:table-cell office:value-type="float" office:value="3300" calcext:value-type="float">
            <text:p>3,30E+03</text:p>
          </table:table-cell>
          <table:table-cell table:style-name="ce7" table:formula="of:=[.G2]/((([.K2]+[.J2])*[.H2])/([.K2]+[.J2]+[.H2]) + [.I2])*[.I2]" office:value-type="float" office:value="5.70231091970608" calcext:value-type="float">
            <text:p>5,702</text:p>
          </table:table-cell>
          <table:table-cell table:style-name="ce7" table:formula="of:=[.G2]/( [.H2] + [.I2]*[.J2] / ([.I2]+[.J2]) ) * ([.I2]*[.J2] / ([.I2]+[.J2]))" office:value-type="float" office:value="2.9010989010989" calcext:value-type="float">
            <text:p>2,901</text:p>
          </table:table-cell>
          <table:table-cell table:style-name="ce7" table:formula="of:=[.L2]/[.$B$2]*([.$B$2]+[.$A$2])" office:value-type="float" office:value="178.49961151686" calcext:value-type="float">
            <text:p>178,500</text:p>
          </table:table-cell>
          <table:table-cell table:style-name="ce7" table:formula="of:=[.L2]*1.1" office:value-type="float" office:value="6.27254201167669" calcext:value-type="float">
            <text:p>6,273</text:p>
          </table:table-cell>
          <table:table-cell table:style-name="ce8" table:formula="of:=[.O2]/[.B2]*([.$B$2]+[.$A$2])" office:value-type="float" office:value="196.349572668546" calcext:value-type="float">
            <text:p>196,3</text:p>
          </table:table-cell>
          <table:table-cell table:style-name="ce8" table:formula="of:=0.95*[.N2]" office:value-type="float" office:value="169.574630941017" calcext:value-type="float">
            <text:p>169,6</text:p>
          </table:table-cell>
          <table:table-cell table:formula="of:=0.95*[.M2]/[.$B$2]*([.$B$2]+[.$A$2])" office:value-type="float" office:value="86.2725274725275" calcext:value-type="float">
            <text:p>86,3</text:p>
          </table:table-cell>
        </table:table-row>
        <table:table-row table:style-name="ro1">
          <table:table-cell table:style-name="ce1" office:value-type="float" office:value="100000" calcext:value-type="float">
            <text:p>1,00E+05</text:p>
          </table:table-cell>
          <table:table-cell table:style-name="ce1" office:value-type="float" office:value="3300" calcext:value-type="float">
            <text:p>3,30E+03</text:p>
          </table:table-cell>
          <table:table-cell office:value-type="float" office:value="90.8" calcext:value-type="float">
            <text:p>90,8</text:p>
          </table:table-cell>
          <table:table-cell table:style-name="ce2" table:formula="of:=[.C3]/([.A3]+[.B3])*[.B3]" office:value-type="float" office:value="2.90067763794772" calcext:value-type="float">
            <text:p>2,90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8000" calcext:value-type="float">
            <text:p>68,00E+03</text:p>
          </table:table-cell>
          <table:table-cell office:value-type="float" office:value="18000" calcext:value-type="float">
            <text:p>18,00E+03</text:p>
          </table:table-cell>
          <table:table-cell office:value-type="float" office:value="100000" calcext:value-type="float">
            <text:p>100,00E+03</text:p>
          </table:table-cell>
          <table:table-cell office:value-type="float" office:value="3300" calcext:value-type="float">
            <text:p>3,30E+03</text:p>
          </table:table-cell>
          <table:table-cell table:style-name="ce7" table:formula="of:=[.G3]/((([.K3]+[.J3])*[.H3])/([.K3]+[.J3]+[.H3]) + [.I3])*[.I3]" office:value-type="float" office:value="3.66061853222264" calcext:value-type="float">
            <text:p>3,661</text:p>
          </table:table-cell>
          <table:table-cell table:style-name="ce7" table:formula="of:=[.G3]/( [.H3] + [.I3]*[.J3] / ([.I3]+[.J3]) ) * ([.I3]*[.J3] / ([.I3]+[.J3]))" office:value-type="float" office:value="2.19869706840391" calcext:value-type="float">
            <text:p>2,199</text:p>
          </table:table-cell>
          <table:table-cell table:style-name="ce7" table:formula="of:=[.L3]/[.$B$2]*([.$B$2]+[.$A$2])" office:value-type="float" office:value="114.588452842" calcext:value-type="float">
            <text:p>114,588</text:p>
          </table:table-cell>
          <table:table-cell table:style-name="ce7" table:formula="of:=[.L3]*1.1" office:value-type="float" office:value="4.0266803854449" calcext:value-type="float">
            <text:p>4,027</text:p>
          </table:table-cell>
          <table:table-cell table:style-name="ce8" table:formula="of:=[.O3]/[.B3]*([.$B$2]+[.$A$2])" office:value-type="float" office:value="126.0472981262" calcext:value-type="float">
            <text:p>126,0</text:p>
          </table:table-cell>
          <table:table-cell table:style-name="ce8" table:formula="of:=0.95*[.N3]" office:value-type="float" office:value="108.8590301999" calcext:value-type="float">
            <text:p>108,9</text:p>
          </table:table-cell>
          <table:table-cell table:formula="of:=0.95*[.M3]/[.$B$2]*([.$B$2]+[.$A$2])" office:value-type="float" office:value="65.3845869114599" calcext:value-type="float">
            <text:p>65,4</text:p>
          </table:table-cell>
        </table:table-row>
        <table:table-row table:style-name="ro1">
          <table:table-cell table:style-name="ce1" office:value-type="float" office:value="100000" calcext:value-type="float">
            <text:p>1,00E+05</text:p>
          </table:table-cell>
          <table:table-cell table:style-name="ce1" office:value-type="float" office:value="3300" calcext:value-type="float">
            <text:p>3,30E+03</text:p>
          </table:table-cell>
          <table:table-cell office:value-type="float" office:value="128" calcext:value-type="float">
            <text:p>128</text:p>
          </table:table-cell>
          <table:table-cell table:style-name="ce3" table:formula="of:=[.C4]/([.A4]+[.B4])*[.B4]" office:value-type="float" office:value="4.0890609874153" calcext:value-type="float">
            <text:p>4,089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7000" calcext:value-type="float">
            <text:p>47,00E+03</text:p>
          </table:table-cell>
          <table:table-cell office:value-type="float" office:value="22000" calcext:value-type="float">
            <text:p>22,00E+03</text:p>
          </table:table-cell>
          <table:table-cell office:value-type="float" office:value="220000" calcext:value-type="float">
            <text:p>220,00E+03</text:p>
          </table:table-cell>
          <table:table-cell office:value-type="float" office:value="3300" calcext:value-type="float">
            <text:p>3,30E+03</text:p>
          </table:table-cell>
          <table:table-cell table:style-name="ce7" table:formula="of:=[.G4]/((([.K4]+[.J4])*[.H4])/([.K4]+[.J4]+[.H4]) + [.I4])*[.I4]" office:value-type="float" office:value="4.34013514417609" calcext:value-type="float">
            <text:p>4,340</text:p>
          </table:table-cell>
          <table:table-cell table:style-name="ce7" table:formula="of:=[.G4]/( [.H4] + [.I4]*[.J4] / ([.I4]+[.J4]) ) * ([.I4]*[.J4] / ([.I4]+[.J4]))" office:value-type="float" office:value="3.58208955223881" calcext:value-type="float">
            <text:p>3,582</text:p>
          </table:table-cell>
          <table:table-cell table:style-name="ce7" table:formula="of:=[.L4]/[.$B$2]*([.$B$2]+[.$A$2])" office:value-type="float" office:value="135.859381937391" calcext:value-type="float">
            <text:p>135,859</text:p>
          </table:table-cell>
          <table:table-cell table:style-name="ce7" table:formula="of:=[.L4]*1.1" office:value-type="float" office:value="4.7741486585937" calcext:value-type="float">
            <text:p>4,774</text:p>
          </table:table-cell>
          <table:table-cell table:style-name="ce8" table:formula="of:=[.O4]/[.B4]*([.$B$2]+[.$A$2])" office:value-type="float" office:value="149.44532013113" calcext:value-type="float">
            <text:p>149,4</text:p>
          </table:table-cell>
          <table:table-cell table:style-name="ce8" table:formula="of:=0.95*[.N4]" office:value-type="float" office:value="129.066412840521" calcext:value-type="float">
            <text:p>129,1</text:p>
          </table:table-cell>
          <table:table-cell table:formula="of:=0.95*[.M4]/[.$B$2]*([.$B$2]+[.$A$2])" office:value-type="float" office:value="106.523744911805" calcext:value-type="float">
            <text:p>106,5</text:p>
          </table:table-cell>
        </table:table-row>
        <table:table-row table:style-name="ro1">
          <table:table-cell table:style-name="ce1" office:value-type="float" office:value="100000" calcext:value-type="float">
            <text:p>1,00E+05</text:p>
          </table:table-cell>
          <table:table-cell table:style-name="ce1" office:value-type="float" office:value="3300" calcext:value-type="float">
            <text:p>3,30E+03</text:p>
          </table:table-cell>
          <table:table-cell office:value-type="float" office:value="100" calcext:value-type="float">
            <text:p>100</text:p>
          </table:table-cell>
          <table:table-cell table:style-name="ce2" table:formula="of:=[.C5]/([.A5]+[.B5])*[.B5]" office:value-type="float" office:value="3.1945788964182" calcext:value-type="float">
            <text:p>3,195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900" calcext:value-type="float">
            <text:p>13,90E+03</text:p>
          </table:table-cell>
          <table:table-cell office:value-type="float" office:value="5600" calcext:value-type="float">
            <text:p>5,60E+03</text:p>
          </table:table-cell>
          <table:table-cell office:value-type="float" office:value="47000" calcext:value-type="float">
            <text:p>47,00E+03</text:p>
          </table:table-cell>
          <table:table-cell office:value-type="float" office:value="3300" calcext:value-type="float">
            <text:p>3,30E+03</text:p>
          </table:table-cell>
          <table:table-cell table:style-name="ce7" table:formula="of:=[.G5]/((([.K5]+[.J5])*[.H5])/([.K5]+[.J5]+[.H5]) + [.I5])*[.I5]" office:value-type="float" office:value="4.07507391209892" calcext:value-type="float">
            <text:p>4,075</text:p>
          </table:table-cell>
          <table:table-cell table:style-name="ce7" table:formula="of:=[.G5]/( [.H5] + [.I5]*[.J5] / ([.I5]+[.J5]) ) * ([.I5]*[.J5] / ([.I5]+[.J5]))" office:value-type="float" office:value="3.17637830118471" calcext:value-type="float">
            <text:p>3,176</text:p>
          </table:table-cell>
          <table:table-cell table:style-name="ce7" table:formula="of:=[.L5]/[.$B$2]*([.$B$2]+[.$A$2])" office:value-type="float" office:value="127.562162157521" calcext:value-type="float">
            <text:p>127,562</text:p>
          </table:table-cell>
          <table:table-cell table:style-name="ce7" table:formula="of:=[.L5]*1.1" office:value-type="float" office:value="4.48258130330881" calcext:value-type="float">
            <text:p>4,483</text:p>
          </table:table-cell>
          <table:table-cell table:style-name="ce8" table:formula="of:=[.O5]/[.B5]*([.$B$2]+[.$A$2])" office:value-type="float" office:value="140.318378373273" calcext:value-type="float">
            <text:p>140,3</text:p>
          </table:table-cell>
          <table:table-cell table:style-name="ce8" table:formula="of:=0.95*[.N5]" office:value-type="float" office:value="121.184054049645" calcext:value-type="float">
            <text:p>121,2</text:p>
          </table:table-cell>
          <table:table-cell table:formula="of:=0.95*[.M5]/[.$B$2]*([.$B$2]+[.$A$2])" office:value-type="float" office:value="94.4587529050791" calcext:value-type="float">
            <text:p>94,5</text:p>
          </table:table-cell>
        </table:table-row>
        <table:table-row table:style-name="ro1">
          <table:table-cell table:style-name="ce1" office:value-type="float" office:value="100000" calcext:value-type="float">
            <text:p>1,00E+05</text:p>
          </table:table-cell>
          <table:table-cell table:style-name="ce1" office:value-type="float" office:value="3300" calcext:value-type="float">
            <text:p>3,30E+03</text:p>
          </table:table-cell>
          <table:table-cell office:value-type="float" office:value="80" calcext:value-type="float">
            <text:p>80</text:p>
          </table:table-cell>
          <table:table-cell table:style-name="ce3" table:formula="of:=[.C6]/([.A6]+[.B6])*[.B6]" office:value-type="float" office:value="2.55566311713456" calcext:value-type="float">
            <text:p>2,556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1000" calcext:value-type="float">
            <text:p>61,00E+03</text:p>
          </table:table-cell>
          <table:table-cell office:value-type="float" office:value="19800" calcext:value-type="float">
            <text:p>19,80E+03</text:p>
          </table:table-cell>
          <table:table-cell office:value-type="float" office:value="100000" calcext:value-type="float">
            <text:p>100,00E+03</text:p>
          </table:table-cell>
          <table:table-cell office:value-type="float" office:value="3300" calcext:value-type="float">
            <text:p>3,30E+03</text:p>
          </table:table-cell>
          <table:table-cell table:style-name="ce7" table:formula="of:=[.G6]/((([.K6]+[.J6])*[.H6])/([.K6]+[.J6]+[.H6]) + [.I6])*[.I6]" office:value-type="float" office:value="4.08581559986771" calcext:value-type="float">
            <text:p>4,086</text:p>
          </table:table-cell>
          <table:table-cell table:style-name="ce7" table:formula="of:=[.G6]/( [.H6] + [.I6]*[.J6] / ([.I6]+[.J6]) ) * ([.I6]*[.J6] / ([.I6]+[.J6]))" office:value-type="float" office:value="2.55819462090054" calcext:value-type="float">
            <text:p>2,558</text:p>
          </table:table-cell>
          <table:table-cell table:style-name="ce7" table:formula="of:=[.L6]/[.$B$2]*([.$B$2]+[.$A$2])" office:value-type="float" office:value="127.898409535253" calcext:value-type="float">
            <text:p>127,898</text:p>
          </table:table-cell>
          <table:table-cell table:style-name="ce7" table:formula="of:=[.L6]*1.1" office:value-type="float" office:value="4.49439715985448" calcext:value-type="float">
            <text:p>4,494</text:p>
          </table:table-cell>
          <table:table-cell table:style-name="ce8" table:formula="of:=[.O6]/[.B6]*([.$B$2]+[.$A$2])" office:value-type="float" office:value="140.688250488778" calcext:value-type="float">
            <text:p>140,7</text:p>
          </table:table-cell>
          <table:table-cell table:style-name="ce8" table:formula="of:=0.95*[.N6]" office:value-type="float" office:value="121.50348905849" calcext:value-type="float">
            <text:p>121,5</text:p>
          </table:table-cell>
          <table:table-cell table:formula="of:=0.95*[.M6]/[.$B$2]*([.$B$2]+[.$A$2])" office:value-type="float" office:value="76.0752815521437" calcext:value-type="float">
            <text:p>76,1</text:p>
          </table:table-cell>
        </table:table-row>
        <table:table-row table:style-name="ro1">
          <table:table-cell table:style-name="ce1" office:value-type="float" office:value="100000" calcext:value-type="float">
            <text:p>1,00E+05</text:p>
          </table:table-cell>
          <table:table-cell table:style-name="ce1" office:value-type="float" office:value="3300" calcext:value-type="float">
            <text:p>3,30E+03</text:p>
          </table:table-cell>
          <table:table-cell office:value-type="float" office:value="109" calcext:value-type="float">
            <text:p>109</text:p>
          </table:table-cell>
          <table:table-cell table:style-name="ce2" table:formula="of:=[.C7]/([.A7]+[.B7])*[.B7]" office:value-type="float" office:value="3.48209099709584" calcext:value-type="float">
            <text:p>3,48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8000" calcext:value-type="float">
            <text:p>68,00E+03</text:p>
          </table:table-cell>
          <table:table-cell office:value-type="float" office:value="22000" calcext:value-type="float">
            <text:p>22,00E+03</text:p>
          </table:table-cell>
          <table:table-cell office:value-type="float" office:value="120000" calcext:value-type="float">
            <text:p>120,00E+03</text:p>
          </table:table-cell>
          <table:table-cell office:value-type="float" office:value="3300" calcext:value-type="float">
            <text:p>3,30E+03</text:p>
          </table:table-cell>
          <table:table-cell table:style-name="ce7" table:formula="of:=[.G7]/((([.K7]+[.J7])*[.H7])/([.K7]+[.J7]+[.H7]) + [.I7])*[.I7]" office:value-type="float" office:value="4.01041848646073" calcext:value-type="float">
            <text:p>4,010</text:p>
          </table:table-cell>
          <table:table-cell table:style-name="ce7" table:formula="of:=[.G7]/( [.H7] + [.I7]*[.J7] / ([.I7]+[.J7]) ) * ([.I7]*[.J7] / ([.I7]+[.J7]))" office:value-type="float" office:value="2.57644762524398" calcext:value-type="float">
            <text:p>2,576</text:p>
          </table:table-cell>
          <table:table-cell table:style-name="ce7" table:formula="of:=[.L7]/[.$B$2]*([.$B$2]+[.$A$2])" office:value-type="float" office:value="125.538251409513" calcext:value-type="float">
            <text:p>125,538</text:p>
          </table:table-cell>
          <table:table-cell table:style-name="ce7" table:formula="of:=[.L7]*1.1" office:value-type="float" office:value="4.41146033510681" calcext:value-type="float">
            <text:p>4,411</text:p>
          </table:table-cell>
          <table:table-cell table:style-name="ce8" table:formula="of:=[.O7]/[.B7]*([.$B$2]+[.$A$2])" office:value-type="float" office:value="138.092076550465" calcext:value-type="float">
            <text:p>138,1</text:p>
          </table:table-cell>
          <table:table-cell table:style-name="ce8" table:formula="of:=0.95*[.N7]" office:value-type="float" office:value="119.261338839038" calcext:value-type="float">
            <text:p>119,3</text:p>
          </table:table-cell>
          <table:table-cell table:formula="of:=0.95*[.M7]/[.$B$2]*([.$B$2]+[.$A$2])" office:value-type="float" office:value="76.6180871828237" calcext:value-type="float">
            <text:p>76,6</text:p>
          </table:table-cell>
        </table:table-row>
        <table:table-row table:style-name="ro1">
          <table:table-cell table:style-name="ce1" office:value-type="float" office:value="100000" calcext:value-type="float">
            <text:p>1,00E+05</text:p>
          </table:table-cell>
          <table:table-cell table:style-name="ce1" office:value-type="float" office:value="3300" calcext:value-type="float">
            <text:p>3,30E+03</text:p>
          </table:table-cell>
          <table:table-cell office:value-type="float" office:value="56" calcext:value-type="float">
            <text:p>56</text:p>
          </table:table-cell>
          <table:table-cell table:style-name="ce2" table:formula="of:=[.C8]/([.A8]+[.B8])*[.B8]" office:value-type="float" office:value="1.78896418199419" calcext:value-type="float">
            <text:p>1,78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1000" calcext:value-type="float">
            <text:p>61,00E+03</text:p>
          </table:table-cell>
          <table:table-cell office:value-type="float" office:value="17000" calcext:value-type="float">
            <text:p>17,00E+03</text:p>
          </table:table-cell>
          <table:table-cell office:value-type="float" office:value="100000" calcext:value-type="float">
            <text:p>100,00E+03</text:p>
          </table:table-cell>
          <table:table-cell office:value-type="float" office:value="3300" calcext:value-type="float">
            <text:p>3,30E+03</text:p>
          </table:table-cell>
          <table:table-cell table:style-name="ce7" table:formula="of:=[.G8]/((([.K8]+[.J8])*[.H8])/([.K8]+[.J8]+[.H8]) + [.I8])*[.I8]" office:value-type="float" office:value="3.68547677691766" calcext:value-type="float">
            <text:p>3,685</text:p>
          </table:table-cell>
          <table:table-cell table:style-name="ce7" table:formula="of:=[.G8]/( [.H8] + [.I8]*[.J8] / ([.I8]+[.J8]) ) * ([.I8]*[.J8] / ([.I8]+[.J8]))" office:value-type="float" office:value="2.30847572705669" calcext:value-type="float">
            <text:p>2,308</text:p>
          </table:table-cell>
          <table:table-cell table:style-name="ce7" table:formula="of:=[.L8]/[.$B$2]*([.$B$2]+[.$A$2])" office:value-type="float" office:value="115.366591228968" calcext:value-type="float">
            <text:p>115,367</text:p>
          </table:table-cell>
          <table:table-cell table:style-name="ce7" table:formula="of:=[.L8]*1.1" office:value-type="float" office:value="4.05402445460943" calcext:value-type="float">
            <text:p>4,054</text:p>
          </table:table-cell>
          <table:table-cell table:style-name="ce8" table:formula="of:=[.O8]/[.B8]*([.$B$2]+[.$A$2])" office:value-type="float" office:value="126.903250351865" calcext:value-type="float">
            <text:p>126,9</text:p>
          </table:table-cell>
          <table:table-cell table:style-name="ce8" table:formula="of:=0.95*[.N8]" office:value-type="float" office:value="109.59826166752" calcext:value-type="float">
            <text:p>109,6</text:p>
          </table:table-cell>
          <table:table-cell table:formula="of:=0.95*[.M8]/[.$B$2]*([.$B$2]+[.$A$2])" office:value-type="float" office:value="68.6491713559723" calcext:value-type="float">
            <text:p>68,6</text:p>
          </table:table-cell>
        </table:table-row>
        <table:table-row table:style-name="ro1">
          <table:table-cell table:style-name="ce1" office:value-type="float" office:value="100000" calcext:value-type="float">
            <text:p>1,00E+05</text:p>
          </table:table-cell>
          <table:table-cell table:style-name="ce1" office:value-type="float" office:value="3300" calcext:value-type="float">
            <text:p>3,30E+03</text:p>
          </table:table-cell>
          <table:table-cell/>
          <table:table-cell table:style-name="ce2" table:formula="of:=[.C9]/([.A9]+[.B9])*[.B9]" office:value-type="float" office:value="0" calcext:value-type="float">
            <text:p>0,000</text:p>
          </table:table-cell>
          <table:table-cell/>
          <table:table-cell office:value-type="string" calcext:value-type="string">
            <text:p>3 zmeny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float" office:value="68000" calcext:value-type="float">
            <text:p>68,00E+03</text:p>
          </table:table-cell>
          <table:table-cell table:style-name="ce6" office:value-type="float" office:value="18000" calcext:value-type="float">
            <text:p>18,00E+03</text:p>
          </table:table-cell>
          <table:table-cell table:style-name="ce6" office:value-type="float" office:value="120000" calcext:value-type="float">
            <text:p>120,00E+03</text:p>
          </table:table-cell>
          <table:table-cell table:style-name="ce6" office:value-type="float" office:value="3300" calcext:value-type="float">
            <text:p>3,30E+03</text:p>
          </table:table-cell>
          <table:table-cell table:style-name="ce3" table:formula="of:=[.G9]/((([.K9]+[.J9])*[.H9])/([.K9]+[.J9]+[.H9]) + [.I9])*[.I9]" office:value-type="float" office:value="3.49353218688175" calcext:value-type="float">
            <text:p>3,494</text:p>
          </table:table-cell>
          <table:table-cell table:style-name="ce3" table:formula="of:=[.G9]/( [.H9] + [.I9]*[.J9] / ([.I9]+[.J9]) ) * ([.I9]*[.J9] / ([.I9]+[.J9]))" office:value-type="float" office:value="2.24532224532225" calcext:value-type="float">
            <text:p>2,245</text:p>
          </table:table-cell>
          <table:table-cell table:style-name="ce3" table:formula="of:=[.L9]/[.$B$2]*([.$B$2]+[.$A$2])" office:value-type="float" office:value="109.358143910571" calcext:value-type="float">
            <text:p>109,358</text:p>
          </table:table-cell>
          <table:table-cell table:style-name="ce3" table:formula="of:=[.L9]*1.1" office:value-type="float" office:value="3.84288540556993" calcext:value-type="float">
            <text:p>3,843</text:p>
          </table:table-cell>
          <table:table-cell table:style-name="ce9" table:formula="of:=[.O9]/[.B9]*([.$B$2]+[.$A$2])" office:value-type="float" office:value="120.293958301628" calcext:value-type="float">
            <text:p>120,3</text:p>
          </table:table-cell>
          <table:table-cell table:style-name="ce9" table:formula="of:=0.95*[.N9]" office:value-type="float" office:value="103.890236715043" calcext:value-type="float">
            <text:p>103,9</text:p>
          </table:table-cell>
          <table:table-cell table:style-name="ce9" table:formula="of:=0.95*[.M9]/[.$B$2]*([.$B$2]+[.$A$2])" office:value-type="float" office:value="66.7711207711208" calcext:value-type="float">
            <text:p>66,8</text:p>
          </table:table-cell>
        </table:table-row>
        <table:table-row table:style-name="ro1">
          <table:table-cell table:style-name="ce1" office:value-type="float" office:value="100000" calcext:value-type="float">
            <text:p>1,00E+05</text:p>
          </table:table-cell>
          <table:table-cell table:style-name="ce1" office:value-type="float" office:value="3300" calcext:value-type="float">
            <text:p>3,30E+03</text:p>
          </table:table-cell>
          <table:table-cell/>
          <table:table-cell table:style-name="ce2" table:formula="of:=[.C10]/([.A10]+[.B10])*[.B10]" office:value-type="float" office:value="0" calcext:value-type="float">
            <text:p>0,000</text:p>
          </table:table-cell>
          <table:table-cell/>
          <table:table-cell office:value-type="string" calcext:value-type="string">
            <text:p>2 zmeny</text:p>
          </table:table-cell>
          <table:table-cell office:value-type="float" office:value="12" calcext:value-type="float">
            <text:p>12</text:p>
          </table:table-cell>
          <table:table-cell office:value-type="float" office:value="47000" calcext:value-type="float">
            <text:p>47,00E+03</text:p>
          </table:table-cell>
          <table:table-cell office:value-type="float" office:value="15000" calcext:value-type="float">
            <text:p>15,00E+03</text:p>
          </table:table-cell>
          <table:table-cell office:value-type="float" office:value="100000" calcext:value-type="float">
            <text:p>100,00E+03</text:p>
          </table:table-cell>
          <table:table-cell office:value-type="float" office:value="3300" calcext:value-type="float">
            <text:p>3,30E+03</text:p>
          </table:table-cell>
          <table:table-cell table:style-name="ce7" table:formula="of:=[.G10]/((([.K10]+[.J10])*[.H10])/([.K10]+[.J10]+[.H10]) + [.I10])*[.I10]" office:value-type="float" office:value="3.80527737144143" calcext:value-type="float">
            <text:p>3,805</text:p>
          </table:table-cell>
          <table:table-cell table:style-name="ce7" table:formula="of:=[.G10]/( [.H10] + [.I10]*[.J10] / ([.I10]+[.J10]) ) * ([.I10]*[.J10] / ([.I10]+[.J10]))" office:value-type="float" office:value="2.60680666183925" calcext:value-type="float">
            <text:p>2,607</text:p>
          </table:table-cell>
          <table:table-cell table:style-name="ce7" table:formula="of:=[.L10]/[.$B$2]*([.$B$2]+[.$A$2])" office:value-type="float" office:value="119.116712869667" calcext:value-type="float">
            <text:p>119,117</text:p>
          </table:table-cell>
          <table:table-cell table:style-name="ce7" table:formula="of:=[.L10]*1.1" office:value-type="float" office:value="4.18580510858557" calcext:value-type="float">
            <text:p>4,186</text:p>
          </table:table-cell>
          <table:table-cell table:style-name="ce8" table:formula="of:=[.O10]/[.B10]*([.$B$2]+[.$A$2])" office:value-type="float" office:value="131.028384156633" calcext:value-type="float">
            <text:p>131,0</text:p>
          </table:table-cell>
          <table:table-cell table:style-name="ce8" table:formula="of:=0.95*[.N10]" office:value-type="float" office:value="113.160877226183" calcext:value-type="float">
            <text:p>113,2</text:p>
          </table:table-cell>
          <table:table-cell table:formula="of:=0.95*[.M10]/[.$B$2]*([.$B$2]+[.$A$2])" office:value-type="float" office:value="77.5209005332105" calcext:value-type="float">
            <text:p>77,5</text:p>
          </table:table-cell>
        </table:table-row>
        <table:table-row table:style-name="ro1">
          <table:table-cell table:style-name="ce1" office:value-type="float" office:value="100000" calcext:value-type="float">
            <text:p>1,00E+05</text:p>
          </table:table-cell>
          <table:table-cell table:style-name="ce1" office:value-type="float" office:value="3300" calcext:value-type="float">
            <text:p>3,30E+03</text:p>
          </table:table-cell>
          <table:table-cell/>
          <table:table-cell table:style-name="ce2" table:formula="of:=[.C11]/([.A11]+[.B11])*[.B11]" office:value-type="float" office:value="0" calcext:value-type="float">
            <text:p>0,000</text:p>
          </table:table-cell>
          <table:table-cell/>
          <table:table-cell table:style-name="ce4" office:value-type="string" calcext:value-type="string">
            <text:p>1 změna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float" office:value="47000" calcext:value-type="float">
            <text:p>47,00E+03</text:p>
          </table:table-cell>
          <table:table-cell table:style-name="ce6" office:value-type="float" office:value="10000" calcext:value-type="float">
            <text:p>10,00E+03</text:p>
          </table:table-cell>
          <table:table-cell table:style-name="ce6" office:value-type="float" office:value="47000" calcext:value-type="float">
            <text:p>47,00E+03</text:p>
          </table:table-cell>
          <table:table-cell table:style-name="ce6" office:value-type="float" office:value="3300" calcext:value-type="float">
            <text:p>3,30E+03</text:p>
          </table:table-cell>
          <table:table-cell table:style-name="ce3" table:formula="of:=[.G11]/((([.K11]+[.J11])*[.H11])/([.K11]+[.J11]+[.H11]) + [.I11])*[.I11]" office:value-type="float" office:value="3.49884630367684" calcext:value-type="float">
            <text:p>3,499</text:p>
          </table:table-cell>
          <table:table-cell table:style-name="ce3" table:formula="of:=[.G11]/( [.H11] + [.I11]*[.J11] / ([.I11]+[.J11]) ) * ([.I11]*[.J11] / ([.I11]+[.J11]))" office:value-type="float" office:value="1.7910447761194" calcext:value-type="float">
            <text:p>1,791</text:p>
          </table:table-cell>
          <table:table-cell table:style-name="ce3" table:formula="of:=[.L11]/[.$B$2]*([.$B$2]+[.$A$2])" office:value-type="float" office:value="109.524491869642" calcext:value-type="float">
            <text:p>109,524</text:p>
          </table:table-cell>
          <table:table-cell table:style-name="ce3" table:formula="of:=[.L11]*1.1" office:value-type="float" office:value="3.84873093404453" calcext:value-type="float">
            <text:p>3,849</text:p>
          </table:table-cell>
          <table:table-cell table:style-name="ce9" table:formula="of:=[.O11]/[.B11]*([.$B$2]+[.$A$2])" office:value-type="float" office:value="120.476941056606" calcext:value-type="float">
            <text:p>120,5</text:p>
          </table:table-cell>
          <table:table-cell table:style-name="ce9" table:formula="of:=0.95*[.N11]" office:value-type="float" office:value="104.04826727616" calcext:value-type="float">
            <text:p>104,0</text:p>
          </table:table-cell>
          <table:table-cell table:style-name="ce9" table:formula="of:=0.95*[.M11]/[.$B$2]*([.$B$2]+[.$A$2])" office:value-type="float" office:value="53.2618724559023" calcext:value-type="float">
            <text:p>53,3</text:p>
          </table:table-cell>
        </table:table-row>
        <table:table-row table:style-name="ro1">
          <table:table-cell table:style-name="ce1" office:value-type="float" office:value="100000" calcext:value-type="float">
            <text:p>1,00E+05</text:p>
          </table:table-cell>
          <table:table-cell table:style-name="ce1" office:value-type="float" office:value="3300" calcext:value-type="float">
            <text:p>3,30E+03</text:p>
          </table:table-cell>
          <table:table-cell/>
          <table:table-cell table:style-name="ce2" table:formula="of:=[.C12]/([.A12]+[.B12])*[.B12]" office:value-type="float" office:value="0" calcext:value-type="float">
            <text:p>0,000</text:p>
          </table:table-cell>
          <table:table-cell/>
          <table:table-cell office:value-type="string" calcext:value-type="string">
            <text:p>0.5 zmeny – 22k paralelne k 22k</text:p>
          </table:table-cell>
          <table:table-cell office:value-type="float" office:value="12" calcext:value-type="float">
            <text:p>12</text:p>
          </table:table-cell>
          <table:table-cell office:value-type="float" office:value="47000" calcext:value-type="float">
            <text:p>47,00E+03</text:p>
          </table:table-cell>
          <table:table-cell table:formula="of:=22000/2" office:value-type="float" office:value="11000" calcext:value-type="float">
            <text:p>11,00E+03</text:p>
          </table:table-cell>
          <table:table-cell office:value-type="float" office:value="47000" calcext:value-type="float">
            <text:p>47,00E+03</text:p>
          </table:table-cell>
          <table:table-cell office:value-type="float" office:value="3300" calcext:value-type="float">
            <text:p>3,30E+03</text:p>
          </table:table-cell>
          <table:table-cell table:style-name="ce7" table:formula="of:=[.G12]/((([.K12]+[.J12])*[.H12])/([.K12]+[.J12]+[.H12]) + [.I12])*[.I12]" office:value-type="float" office:value="3.73969252271139" calcext:value-type="float">
            <text:p>3,740</text:p>
          </table:table-cell>
          <table:table-cell table:style-name="ce7" table:formula="of:=[.G12]/( [.H12] + [.I12]*[.J12] / ([.I12]+[.J12]) ) * ([.I12]*[.J12] / ([.I12]+[.J12]))" office:value-type="float" office:value="1.91304347826087" calcext:value-type="float">
            <text:p>1,913</text:p>
          </table:table-cell>
          <table:table-cell table:style-name="ce7" table:formula="of:=[.L12]/[.$B$2]*([.$B$2]+[.$A$2])" office:value-type="float" office:value="117.063708362451" calcext:value-type="float">
            <text:p>117,064</text:p>
          </table:table-cell>
          <table:table-cell table:style-name="ce7" table:formula="of:=[.L12]*1.1" office:value-type="float" office:value="4.11366177498253" calcext:value-type="float">
            <text:p>4,114</text:p>
          </table:table-cell>
          <table:table-cell table:style-name="ce8" table:formula="of:=[.O12]/[.B12]*([.$B$2]+[.$A$2])" office:value-type="float" office:value="128.770079198696" calcext:value-type="float">
            <text:p>128,8</text:p>
          </table:table-cell>
          <table:table-cell table:style-name="ce8" table:formula="of:=0.95*[.N12]" office:value-type="float" office:value="111.210522944328" calcext:value-type="float">
            <text:p>111,2</text:p>
          </table:table-cell>
          <table:table-cell table:formula="of:=0.95*[.M12]/[.$B$2]*([.$B$2]+[.$A$2])" office:value-type="float" office:value="56.8898550724638" calcext:value-type="float">
            <text:p>56,9</text:p>
          </table:table-cell>
        </table:table-row>
        <table:table-row table:style-name="ro1">
          <table:table-cell table:style-name="ce1" office:value-type="float" office:value="100000" calcext:value-type="float">
            <text:p>1,00E+05</text:p>
          </table:table-cell>
          <table:table-cell table:style-name="ce1" office:value-type="float" office:value="3300" calcext:value-type="float">
            <text:p>3,30E+03</text:p>
          </table:table-cell>
          <table:table-cell/>
          <table:table-cell table:style-name="ce2" table:formula="of:=[.C13]/([.A13]+[.B13])*[.B13]" office:value-type="float" office:value="0" calcext:value-type="float">
            <text:p>0,000</text:p>
          </table:table-cell>
          <table:table-cell table:number-columns-repeated="7"/>
          <table:table-cell table:style-name="ce7" table:formula="of:=[.G13]/((([.K13]+[.J13])*[.H13])/([.K13]+[.J13]+[.H13]) + [.I13])*[.I13]" office:value-type="string" office:string-value="" calcext:value-type="error">
            <text:p>#DIV/0!</text:p>
          </table:table-cell>
          <table:table-cell table:style-name="ce7" table:formula="of:=[.G13]/( [.H13] + [.I13]*[.J13] / ([.I13]+[.J13]) ) * ([.I13]*[.J13] / ([.I13]+[.J13]))" office:value-type="string" office:string-value="" calcext:value-type="error">
            <text:p>#DIV/0!</text:p>
          </table:table-cell>
          <table:table-cell table:style-name="ce7" table:formula="of:=[.L13]/[.$B$2]*([.$B$2]+[.$A$2])" office:value-type="string" office:string-value="" calcext:value-type="error">
            <text:p>#DIV/0!</text:p>
          </table:table-cell>
          <table:table-cell table:style-name="ce7" table:formula="of:=[.L13]*1.1" office:value-type="string" office:string-value="" calcext:value-type="error">
            <text:p>#DIV/0!</text:p>
          </table:table-cell>
          <table:table-cell table:style-name="ce8" table:formula="of:=[.O13]/[.B13]*([.$B$2]+[.$A$2])" office:value-type="string" office:string-value="" calcext:value-type="error">
            <text:p>#DIV/0!</text:p>
          </table:table-cell>
          <table:table-cell table:style-name="ce8" table:formula="of:=0.95*[.N13]" office:value-type="string" office:string-value="" calcext:value-type="error">
            <text:p>#DIV/0!</text:p>
          </table:table-cell>
          <table:table-cell table:formula="of:=0.95*[.M13]/[.$B$2]*([.$B$2]+[.$A$2])" office:value-type="string" office:string-value="" calcext:value-type="error">
            <text:p>#DIV/0!</text:p>
          </table:table-cell>
        </table:table-row>
        <table:table-row table:style-name="ro1">
          <table:table-cell table:style-name="ce1" office:value-type="float" office:value="100000" calcext:value-type="float">
            <text:p>1,00E+05</text:p>
          </table:table-cell>
          <table:table-cell table:style-name="ce1" office:value-type="float" office:value="3300" calcext:value-type="float">
            <text:p>3,30E+03</text:p>
          </table:table-cell>
          <table:table-cell/>
          <table:table-cell table:style-name="ce2" table:formula="of:=[.C14]/([.A14]+[.B14])*[.B14]" office:value-type="float" office:value="0" calcext:value-type="float">
            <text:p>0,000</text:p>
          </table:table-cell>
          <table:table-cell table:number-columns-repeated="7"/>
          <table:table-cell table:style-name="ce7" table:formula="of:=[.G14]/((([.K14]+[.J14])*[.H14])/([.K14]+[.J14]+[.H14]) + [.I14])*[.I14]" office:value-type="string" office:string-value="" calcext:value-type="error">
            <text:p>#DIV/0!</text:p>
          </table:table-cell>
          <table:table-cell table:style-name="ce7" table:formula="of:=[.G14]/( [.H14] + [.I14]*[.J14] / ([.I14]+[.J14]) ) * ([.I14]*[.J14] / ([.I14]+[.J14]))" office:value-type="string" office:string-value="" calcext:value-type="error">
            <text:p>#DIV/0!</text:p>
          </table:table-cell>
          <table:table-cell table:style-name="ce7" table:formula="of:=[.L14]/[.$B$2]*([.$B$2]+[.$A$2])" office:value-type="string" office:string-value="" calcext:value-type="error">
            <text:p>#DIV/0!</text:p>
          </table:table-cell>
          <table:table-cell table:style-name="ce7" table:formula="of:=[.L14]*1.1" office:value-type="string" office:string-value="" calcext:value-type="error">
            <text:p>#DIV/0!</text:p>
          </table:table-cell>
          <table:table-cell table:style-name="ce8" table:formula="of:=[.O14]/[.B14]*([.$B$2]+[.$A$2])" office:value-type="string" office:string-value="" calcext:value-type="error">
            <text:p>#DIV/0!</text:p>
          </table:table-cell>
          <table:table-cell table:style-name="ce8" table:formula="of:=0.95*[.N14]" office:value-type="string" office:string-value="" calcext:value-type="error">
            <text:p>#DIV/0!</text:p>
          </table:table-cell>
          <table:table-cell table:formula="of:=0.95*[.M14]/[.$B$2]*([.$B$2]+[.$A$2])" office:value-type="string" office:string-value="" calcext:value-type="error">
            <text:p>#DIV/0!</text:p>
          </table:table-cell>
        </table:table-row>
        <table:table-row table:style-name="ro1">
          <table:table-cell table:style-name="ce1" office:value-type="float" office:value="100000" calcext:value-type="float">
            <text:p>1,00E+05</text:p>
          </table:table-cell>
          <table:table-cell table:style-name="ce1" office:value-type="float" office:value="3300" calcext:value-type="float">
            <text:p>3,30E+03</text:p>
          </table:table-cell>
          <table:table-cell/>
          <table:table-cell table:style-name="ce2" table:formula="of:=[.C15]/([.A15]+[.B15])*[.B15]" office:value-type="float" office:value="0" calcext:value-type="float">
            <text:p>0,000</text:p>
          </table:table-cell>
          <table:table-cell table:number-columns-repeated="7"/>
          <table:table-cell table:style-name="ce7" table:formula="of:=[.G15]/((([.K15]+[.J15])*[.H15])/([.K15]+[.J15]+[.H15]) + [.I15])*[.I15]" office:value-type="string" office:string-value="" calcext:value-type="error">
            <text:p>#DIV/0!</text:p>
          </table:table-cell>
          <table:table-cell table:style-name="ce7" table:formula="of:=[.G15]/( [.H15] + [.I15]*[.J15] / ([.I15]+[.J15]) ) * ([.I15]*[.J15] / ([.I15]+[.J15]))" office:value-type="string" office:string-value="" calcext:value-type="error">
            <text:p>#DIV/0!</text:p>
          </table:table-cell>
          <table:table-cell table:style-name="ce7" table:formula="of:=[.L15]/[.$B$2]*([.$B$2]+[.$A$2])" office:value-type="string" office:string-value="" calcext:value-type="error">
            <text:p>#DIV/0!</text:p>
          </table:table-cell>
          <table:table-cell table:style-name="ce7" table:formula="of:=[.L15]*1.1" office:value-type="string" office:string-value="" calcext:value-type="error">
            <text:p>#DIV/0!</text:p>
          </table:table-cell>
          <table:table-cell table:style-name="ce8" table:formula="of:=[.O15]/[.B15]*([.$B$2]+[.$A$2])" office:value-type="string" office:string-value="" calcext:value-type="error">
            <text:p>#DIV/0!</text:p>
          </table:table-cell>
          <table:table-cell table:style-name="ce8" table:formula="of:=0.95*[.N15]" office:value-type="string" office:string-value="" calcext:value-type="error">
            <text:p>#DIV/0!</text:p>
          </table:table-cell>
          <table:table-cell table:formula="of:=0.95*[.M15]/[.$B$2]*([.$B$2]+[.$A$2])" office:value-type="string" office:string-value="" calcext:value-type="error">
            <text:p>#DIV/0!</text:p>
          </table:table-cell>
        </table:table-row>
        <table:table-row table:style-name="ro1">
          <table:table-cell table:style-name="ce1" office:value-type="float" office:value="100000" calcext:value-type="float">
            <text:p>1,00E+05</text:p>
          </table:table-cell>
          <table:table-cell table:style-name="ce1" office:value-type="float" office:value="3300" calcext:value-type="float">
            <text:p>3,30E+03</text:p>
          </table:table-cell>
          <table:table-cell/>
          <table:table-cell table:style-name="ce2" table:formula="of:=[.C16]/([.A16]+[.B16])*[.B16]" office:value-type="float" office:value="0" calcext:value-type="float">
            <text:p>0,000</text:p>
          </table:table-cell>
          <table:table-cell table:number-columns-repeated="7"/>
          <table:table-cell table:style-name="ce7" table:formula="of:=[.G16]/((([.K16]+[.J16])*[.H16])/([.K16]+[.J16]+[.H16]) + [.I16])*[.I16]" office:value-type="string" office:string-value="" calcext:value-type="error">
            <text:p>#DIV/0!</text:p>
          </table:table-cell>
          <table:table-cell table:style-name="ce7" table:formula="of:=[.G16]/( [.H16] + [.I16]*[.J16] / ([.I16]+[.J16]) ) * ([.I16]*[.J16] / ([.I16]+[.J16]))" office:value-type="string" office:string-value="" calcext:value-type="error">
            <text:p>#DIV/0!</text:p>
          </table:table-cell>
          <table:table-cell table:style-name="ce7" table:formula="of:=[.L16]/[.$B$2]*([.$B$2]+[.$A$2])" office:value-type="string" office:string-value="" calcext:value-type="error">
            <text:p>#DIV/0!</text:p>
          </table:table-cell>
          <table:table-cell table:style-name="ce7" table:formula="of:=[.L16]*1.1" office:value-type="string" office:string-value="" calcext:value-type="error">
            <text:p>#DIV/0!</text:p>
          </table:table-cell>
          <table:table-cell table:style-name="ce8" table:formula="of:=[.O16]/[.B16]*([.$B$2]+[.$A$2])" office:value-type="string" office:string-value="" calcext:value-type="error">
            <text:p>#DIV/0!</text:p>
          </table:table-cell>
          <table:table-cell table:style-name="ce8" table:formula="of:=0.95*[.N16]" office:value-type="string" office:string-value="" calcext:value-type="error">
            <text:p>#DIV/0!</text:p>
          </table:table-cell>
          <table:table-cell table:formula="of:=0.95*[.M16]/[.$B$2]*([.$B$2]+[.$A$2])" office:value-type="string" office:string-value="" calcext:value-type="error">
            <text:p>#DIV/0!</text:p>
          </table:table-cell>
        </table:table-row>
        <table:table-row table:style-name="ro1">
          <table:table-cell table:style-name="ce1" office:value-type="float" office:value="100000" calcext:value-type="float">
            <text:p>1,00E+05</text:p>
          </table:table-cell>
          <table:table-cell table:style-name="ce1" office:value-type="float" office:value="3300" calcext:value-type="float">
            <text:p>3,30E+03</text:p>
          </table:table-cell>
          <table:table-cell/>
          <table:table-cell table:style-name="ce2" table:formula="of:=[.C17]/([.A17]+[.B17])*[.B17]" office:value-type="float" office:value="0" calcext:value-type="float">
            <text:p>0,000</text:p>
          </table:table-cell>
          <table:table-cell table:number-columns-repeated="7"/>
          <table:table-cell table:style-name="ce7" table:formula="of:=[.G17]/((([.K17]+[.J17])*[.H17])/([.K17]+[.J17]+[.H17]) + [.I17])*[.I17]" office:value-type="string" office:string-value="" calcext:value-type="error">
            <text:p>#DIV/0!</text:p>
          </table:table-cell>
          <table:table-cell table:style-name="ce7" table:formula="of:=[.G17]/( [.H17] + [.I17]*[.J17] / ([.I17]+[.J17]) ) * ([.I17]*[.J17] / ([.I17]+[.J17]))" office:value-type="string" office:string-value="" calcext:value-type="error">
            <text:p>#DIV/0!</text:p>
          </table:table-cell>
          <table:table-cell table:style-name="ce7" table:formula="of:=[.L17]/[.$B$2]*([.$B$2]+[.$A$2])" office:value-type="string" office:string-value="" calcext:value-type="error">
            <text:p>#DIV/0!</text:p>
          </table:table-cell>
          <table:table-cell table:style-name="ce7" table:formula="of:=[.L17]*1.1" office:value-type="string" office:string-value="" calcext:value-type="error">
            <text:p>#DIV/0!</text:p>
          </table:table-cell>
          <table:table-cell table:style-name="ce8" table:formula="of:=[.O17]/[.B17]*([.$B$2]+[.$A$2])" office:value-type="string" office:string-value="" calcext:value-type="error">
            <text:p>#DIV/0!</text:p>
          </table:table-cell>
          <table:table-cell table:style-name="ce8" table:formula="of:=0.95*[.N17]" office:value-type="string" office:string-value="" calcext:value-type="error">
            <text:p>#DIV/0!</text:p>
          </table:table-cell>
          <table:table-cell table:formula="of:=0.95*[.M17]/[.$B$2]*([.$B$2]+[.$A$2])" office:value-type="string" office:string-value="" calcext:value-type="error">
            <text:p>#DIV/0!</text:p>
          </table:table-cell>
        </table:table-row>
        <table:table-row table:style-name="ro1">
          <table:table-cell table:style-name="ce1" office:value-type="float" office:value="100000" calcext:value-type="float">
            <text:p>1,00E+05</text:p>
          </table:table-cell>
          <table:table-cell table:style-name="ce1" office:value-type="float" office:value="3300" calcext:value-type="float">
            <text:p>3,30E+03</text:p>
          </table:table-cell>
          <table:table-cell/>
          <table:table-cell table:style-name="ce2" table:formula="of:=[.C18]/([.A18]+[.B18])*[.B18]" office:value-type="float" office:value="0" calcext:value-type="float">
            <text:p>0,000</text:p>
          </table:table-cell>
          <table:table-cell table:number-columns-repeated="7"/>
          <table:table-cell table:style-name="ce7" table:formula="of:=[.G18]/((([.K18]+[.J18])*[.H18])/([.K18]+[.J18]+[.H18]) + [.I18])*[.I18]" office:value-type="string" office:string-value="" calcext:value-type="error">
            <text:p>#DIV/0!</text:p>
          </table:table-cell>
          <table:table-cell table:style-name="ce7" table:formula="of:=[.G18]/( [.H18] + [.I18]*[.J18] / ([.I18]+[.J18]) ) * ([.I18]*[.J18] / ([.I18]+[.J18]))" office:value-type="string" office:string-value="" calcext:value-type="error">
            <text:p>#DIV/0!</text:p>
          </table:table-cell>
          <table:table-cell table:style-name="ce7" table:formula="of:=[.L18]/[.$B$2]*([.$B$2]+[.$A$2])" office:value-type="string" office:string-value="" calcext:value-type="error">
            <text:p>#DIV/0!</text:p>
          </table:table-cell>
          <table:table-cell table:style-name="ce7" table:formula="of:=[.L18]*1.1" office:value-type="string" office:string-value="" calcext:value-type="error">
            <text:p>#DIV/0!</text:p>
          </table:table-cell>
          <table:table-cell table:style-name="ce8" table:formula="of:=[.O18]/[.B18]*([.$B$2]+[.$A$2])" office:value-type="string" office:string-value="" calcext:value-type="error">
            <text:p>#DIV/0!</text:p>
          </table:table-cell>
          <table:table-cell table:style-name="ce8" table:formula="of:=0.95*[.N18]" office:value-type="string" office:string-value="" calcext:value-type="error">
            <text:p>#DIV/0!</text:p>
          </table:table-cell>
          <table:table-cell table:formula="of:=0.95*[.M18]/[.$B$2]*([.$B$2]+[.$A$2])" office:value-type="string" office:string-value="" calcext:value-type="error">
            <text:p>#DIV/0!</text:p>
          </table:table-cell>
        </table:table-row>
        <table:table-row table:style-name="ro1">
          <table:table-cell table:style-name="ce1" office:value-type="float" office:value="100000" calcext:value-type="float">
            <text:p>1,00E+05</text:p>
          </table:table-cell>
          <table:table-cell table:style-name="ce1" office:value-type="float" office:value="3300" calcext:value-type="float">
            <text:p>3,30E+03</text:p>
          </table:table-cell>
          <table:table-cell/>
          <table:table-cell table:style-name="ce2" table:formula="of:=[.C19]/([.A19]+[.B19])*[.B19]" office:value-type="float" office:value="0" calcext:value-type="float">
            <text:p>0,000</text:p>
          </table:table-cell>
          <table:table-cell table:number-columns-repeated="7"/>
          <table:table-cell table:style-name="ce7" table:formula="of:=[.G19]/((([.K19]+[.J19])*[.H19])/([.K19]+[.J19]+[.H19]) + [.I19])*[.I19]" office:value-type="string" office:string-value="" calcext:value-type="error">
            <text:p>#DIV/0!</text:p>
          </table:table-cell>
          <table:table-cell table:style-name="ce7" table:formula="of:=[.G19]/( [.H19] + [.I19]*[.J19] / ([.I19]+[.J19]) ) * ([.I19]*[.J19] / ([.I19]+[.J19]))" office:value-type="string" office:string-value="" calcext:value-type="error">
            <text:p>#DIV/0!</text:p>
          </table:table-cell>
          <table:table-cell table:style-name="ce7" table:formula="of:=[.L19]/[.$B$2]*([.$B$2]+[.$A$2])" office:value-type="string" office:string-value="" calcext:value-type="error">
            <text:p>#DIV/0!</text:p>
          </table:table-cell>
          <table:table-cell table:style-name="ce7" table:formula="of:=[.L19]*1.1" office:value-type="string" office:string-value="" calcext:value-type="error">
            <text:p>#DIV/0!</text:p>
          </table:table-cell>
          <table:table-cell table:style-name="ce8" table:formula="of:=[.O19]/[.B19]*([.$B$2]+[.$A$2])" office:value-type="string" office:string-value="" calcext:value-type="error">
            <text:p>#DIV/0!</text:p>
          </table:table-cell>
          <table:table-cell table:style-name="ce8" table:formula="of:=0.95*[.N19]" office:value-type="string" office:string-value="" calcext:value-type="error">
            <text:p>#DIV/0!</text:p>
          </table:table-cell>
          <table:table-cell table:formula="of:=0.95*[.M19]/[.$B$2]*([.$B$2]+[.$A$2])" office:value-type="string" office:string-value="" calcext:value-type="error">
            <text:p>#DIV/0!</text:p>
          </table:table-cell>
        </table:table-row>
        <table:table-row table:style-name="ro1">
          <table:table-cell table:style-name="ce1" office:value-type="float" office:value="100000" calcext:value-type="float">
            <text:p>1,00E+05</text:p>
          </table:table-cell>
          <table:table-cell table:style-name="ce1" office:value-type="float" office:value="3300" calcext:value-type="float">
            <text:p>3,30E+03</text:p>
          </table:table-cell>
          <table:table-cell/>
          <table:table-cell table:style-name="ce2" table:formula="of:=[.C20]/([.A20]+[.B20])*[.B20]" office:value-type="float" office:value="0" calcext:value-type="float">
            <text:p>0,000</text:p>
          </table:table-cell>
          <table:table-cell table:number-columns-repeated="14"/>
        </table:table-row>
        <table:table-row table:style-name="ro1">
          <table:table-cell table:style-name="ce1" office:value-type="float" office:value="100000" calcext:value-type="float">
            <text:p>1,00E+05</text:p>
          </table:table-cell>
          <table:table-cell table:style-name="ce1" office:value-type="float" office:value="3300" calcext:value-type="float">
            <text:p>3,30E+03</text:p>
          </table:table-cell>
          <table:table-cell/>
          <table:table-cell table:style-name="ce2" table:formula="of:=[.C21]/([.A21]+[.B21])*[.B21]" office:value-type="float" office:value="0" calcext:value-type="float">
            <text:p>0,000</text:p>
          </table:table-cell>
          <table:table-cell table:number-columns-repeated="14"/>
        </table:table-row>
        <table:table-row table:style-name="ro1">
          <table:table-cell table:style-name="ce1" office:value-type="float" office:value="100000" calcext:value-type="float">
            <text:p>1,00E+05</text:p>
          </table:table-cell>
          <table:table-cell table:style-name="ce1" office:value-type="float" office:value="3300" calcext:value-type="float">
            <text:p>3,30E+03</text:p>
          </table:table-cell>
          <table:table-cell/>
          <table:table-cell table:style-name="ce2" table:formula="of:=[.C22]/([.A22]+[.B22])*[.B22]" office:value-type="float" office:value="0" calcext:value-type="float">
            <text:p>0,000</text:p>
          </table:table-cell>
          <table:table-cell table:number-columns-repeated="14"/>
        </table:table-row>
        <table:table-row table:style-name="ro1" table:number-rows-repeated="1048553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Liberation Sans" fo:font-size="10pt" fo:language="cs" fo:country="CZ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1" number:min-decimal-places="1" number:min-integer-digits="1"/>
    </number:number-style>
    <number:number-style style:name="N10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7T14:48:55.965781913</meta:creation-date>
    <dc:date>2024-03-27T16:09:25.465661122</dc:date>
    <meta:editing-duration>PT16M16S</meta:editing-duration>
    <meta:editing-cycles>3</meta:editing-cycles>
    <meta:generator>LibreOffice/7.3.7.2$Linux_X86_64 LibreOffice_project/30$Build-2</meta:generator>
    <meta:document-statistic meta:table-count="1" meta:cell-count="275" meta:object-count="0"/>
  </office:meta>
</office:document-meta>
</file>